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digipot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step</text:p>
          </table:table-cell>
          <table:table-cell table:formula="of:=[.B1]/[.B2]" office:value-type="float" office:value="39.0625" calcext:value-type="float">
            <text:p>39.062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00033" calcext:value-type="float">
            <text:p>3.3E-05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R required</text:p>
          </table:table-cell>
          <table:table-cell office:value-type="string" calcext:value-type="string">
            <text:p>digipot step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0.5" calcext:value-type="float">
            <text:p>0.5</text:p>
          </table:table-cell>
          <table:table-cell table:formula="of:=1/(2*3.1416*[.B7]*[.$B$4])" office:value-type="float" office:value="9645.73157086526" calcext:value-type="float">
            <text:p>9645.73157086526</text:p>
          </table:table-cell>
          <table:table-cell table:formula="of:=ROUND([.C7]/[.$B$3])" office:value-type="float" office:value="247" calcext:value-type="float">
            <text:p>247</text:p>
          </table:table-cell>
          <table:table-cell table:formula="of:=1-[.C7]/([.D7]*[.$B$3])" office:value-type="percentage" office:value="0.000280452574288659" calcext:value-type="percentage">
            <text:p>0.03%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(2*3.1416*[.B8]*[.$B$4])" office:value-type="float" office:value="4822.86578543263" calcext:value-type="float">
            <text:p>4822.86578543263</text:p>
          </table:table-cell>
          <table:table-cell table:formula="of:=ROUND([.C8]/[.$B$3])" office:value-type="float" office:value="123" calcext:value-type="float">
            <text:p>123</text:p>
          </table:table-cell>
          <table:table-cell table:formula="of:=1-[.C8]/([.D8]*[.$B$3])" office:value-type="percentage" office:value="-0.00378344802500297" calcext:value-type="percentage">
            <text:p>-0.38%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1/(2*3.1416*[.B9]*[.$B$4])" office:value-type="float" office:value="3215.24385695509" calcext:value-type="float">
            <text:p>3215.24385695509</text:p>
          </table:table-cell>
          <table:table-cell table:formula="of:=ROUND([.C9]/[.$B$3])" office:value-type="float" office:value="82" calcext:value-type="float">
            <text:p>82</text:p>
          </table:table-cell>
          <table:table-cell table:formula="of:=1-[.C9]/([.D9]*[.$B$3])" office:value-type="percentage" office:value="-0.00378344802500274" calcext:value-type="percentage">
            <text:p>-0.38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(2*3.1416*[.B10]*[.$B$4])" office:value-type="float" office:value="2411.43289271632" calcext:value-type="float">
            <text:p>2411.43289271632</text:p>
          </table:table-cell>
          <table:table-cell table:formula="of:=ROUND([.C10]/[.$B$3])" office:value-type="float" office:value="62" calcext:value-type="float">
            <text:p>62</text:p>
          </table:table-cell>
          <table:table-cell table:formula="of:=1-[.C10]/([.D10]*[.$B$3])" office:value-type="percentage" office:value="0.00431157978165031" calcext:value-type="percentage">
            <text:p>0.43%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1/(2*3.1416*[.B11]*[.$B$4])" office:value-type="float" office:value="1929.14631417305" calcext:value-type="float">
            <text:p>1929.14631417305</text:p>
          </table:table-cell>
          <table:table-cell table:formula="of:=ROUND([.C11]/[.$B$3])" office:value-type="float" office:value="49" calcext:value-type="float">
            <text:p>49</text:p>
          </table:table-cell>
          <table:table-cell table:formula="of:=1-[.C11]/([.D11]*[.$B$3])" office:value-type="percentage" office:value="-0.0078805233230641" calcext:value-type="percentage">
            <text:p>-0.79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/(2*3.1416*[.B12]*[.$B$4])" office:value-type="float" office:value="1607.62192847754" calcext:value-type="float">
            <text:p>1607.62192847754</text:p>
          </table:table-cell>
          <table:table-cell table:formula="of:=ROUND([.C12]/[.$B$3])" office:value-type="float" office:value="41" calcext:value-type="float">
            <text:p>41</text:p>
          </table:table-cell>
          <table:table-cell table:formula="of:=1-[.C12]/([.D12]*[.$B$3])" office:value-type="percentage" office:value="-0.00378344802500274" calcext:value-type="percentage">
            <text:p>-0.38%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1/(2*3.1416*[.B13]*[.$B$4])" office:value-type="float" office:value="1377.96165298075" calcext:value-type="float">
            <text:p>1377.96165298075</text:p>
          </table:table-cell>
          <table:table-cell table:formula="of:=ROUND([.C13]/[.$B$3])" office:value-type="float" office:value="35" calcext:value-type="float">
            <text:p>35</text:p>
          </table:table-cell>
          <table:table-cell table:formula="of:=1-[.C13]/([.D13]*[.$B$3])" office:value-type="percentage" office:value="-0.0078805233230641" calcext:value-type="percentage">
            <text:p>-0.79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/(2*3.1416*[.B14]*[.$B$4])" office:value-type="float" office:value="1205.71644635816" calcext:value-type="float">
            <text:p>1205.71644635816</text:p>
          </table:table-cell>
          <table:table-cell table:formula="of:=ROUND([.C14]/[.$B$3])" office:value-type="float" office:value="31" calcext:value-type="float">
            <text:p>31</text:p>
          </table:table-cell>
          <table:table-cell table:formula="of:=1-[.C14]/([.D14]*[.$B$3])" office:value-type="percentage" office:value="0.00431157978165031" calcext:value-type="percentage">
            <text:p>0.43%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1/(2*3.1416*[.B15]*[.$B$4])" office:value-type="float" office:value="1071.74795231836" calcext:value-type="float">
            <text:p>1071.74795231836</text:p>
          </table:table-cell>
          <table:table-cell table:formula="of:=ROUND([.C15]/[.$B$3])" office:value-type="float" office:value="27" calcext:value-type="float">
            <text:p>27</text:p>
          </table:table-cell>
          <table:table-cell table:formula="of:=1-[.C15]/([.D15]*[.$B$3])" office:value-type="percentage" office:value="-0.0161758362722251" calcext:value-type="percentage">
            <text:p>-1.62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/(2*3.1416*[.B16]*[.$B$4])" office:value-type="float" office:value="964.573157086526" calcext:value-type="float">
            <text:p>964.573157086526</text:p>
          </table:table-cell>
          <table:table-cell table:formula="of:=ROUND([.C16]/[.$B$3])" office:value-type="float" office:value="25" calcext:value-type="float">
            <text:p>25</text:p>
          </table:table-cell>
          <table:table-cell table:formula="of:=1-[.C16]/([.D16]*[.$B$3])" office:value-type="percentage" office:value="0.012277087143397" calcext:value-type="percentage">
            <text:p>1.23%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formula="of:=1/(2*3.1416*[.B17]*[.$B$4])" office:value-type="float" office:value="876.884688260478" calcext:value-type="float">
            <text:p>876.884688260478</text:p>
          </table:table-cell>
          <table:table-cell table:formula="of:=ROUND([.C17]/[.$B$3])" office:value-type="float" office:value="22" calcext:value-type="float">
            <text:p>22</text:p>
          </table:table-cell>
          <table:table-cell table:formula="of:=1-[.C17]/([.D17]*[.$B$3])" office:value-type="percentage" office:value="-0.0203749099758295" calcext:value-type="percentage">
            <text:p>-2.04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/(2*3.1416*[.B18]*[.$B$4])" office:value-type="float" office:value="803.810964238772" calcext:value-type="float">
            <text:p>803.810964238772</text:p>
          </table:table-cell>
          <table:table-cell table:formula="of:=ROUND([.C18]/[.$B$3])" office:value-type="float" office:value="21" calcext:value-type="float">
            <text:p>21</text:p>
          </table:table-cell>
          <table:table-cell table:formula="of:=1-[.C18]/([.D18]*[.$B$3])" office:value-type="percentage" office:value="0.0201161578803544" calcext:value-type="percentage">
            <text:p>2.01%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formula="of:=1/(2*3.1416*[.B19]*[.$B$4])" office:value-type="float" office:value="741.97935160502" calcext:value-type="float">
            <text:p>741.97935160502</text:p>
          </table:table-cell>
          <table:table-cell table:formula="of:=ROUND([.C19]/[.$B$3])" office:value-type="float" office:value="19" calcext:value-type="float">
            <text:p>19</text:p>
          </table:table-cell>
          <table:table-cell table:formula="of:=1-[.C19]/([.D19]*[.$B$3])" office:value-type="percentage" office:value="0.000280452574288659" calcext:value-type="percentage">
            <text:p>0.03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/(2*3.1416*[.B20]*[.$B$4])" office:value-type="float" office:value="688.980826490376" calcext:value-type="float">
            <text:p>688.980826490376</text:p>
          </table:table-cell>
          <table:table-cell table:formula="of:=ROUND([.C20]/[.$B$3])" office:value-type="float" office:value="18" calcext:value-type="float">
            <text:p>18</text:p>
          </table:table-cell>
          <table:table-cell table:formula="of:=1-[.C20]/([.D20]*[.$B$3])" office:value-type="percentage" office:value="0.0201161578803543" calcext:value-type="percentage">
            <text:p>2.01%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formula="of:=1/(2*3.1416*[.B21]*[.$B$4])" office:value-type="float" office:value="643.048771391018" calcext:value-type="float">
            <text:p>643.048771391018</text:p>
          </table:table-cell>
          <table:table-cell table:formula="of:=ROUND([.C21]/[.$B$3])" office:value-type="float" office:value="16" calcext:value-type="float">
            <text:p>16</text:p>
          </table:table-cell>
          <table:table-cell table:formula="of:=1-[.C21]/([.D21]*[.$B$3])" office:value-type="percentage" office:value="-0.0288780342256278" calcext:value-type="percentage">
            <text:p>-2.89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/(2*3.1416*[.B22]*[.$B$4])" office:value-type="float" office:value="602.858223179079" calcext:value-type="float">
            <text:p>602.858223179079</text:p>
          </table:table-cell>
          <table:table-cell table:formula="of:=ROUND([.C22]/[.$B$3])" office:value-type="float" office:value="15" calcext:value-type="float">
            <text:p>15</text:p>
          </table:table-cell>
          <table:table-cell table:formula="of:=1-[.C22]/([.D22]*[.$B$3])" office:value-type="percentage" office:value="-0.0288780342256281" calcext:value-type="percentage">
            <text:p>-2.89%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table:formula="of:=1/(2*3.1416*[.B23]*[.$B$4])" office:value-type="float" office:value="567.39597475678" calcext:value-type="float">
            <text:p>567.39597475678</text:p>
          </table:table-cell>
          <table:table-cell table:formula="of:=ROUND([.C23]/[.$B$3])" office:value-type="float" office:value="15" calcext:value-type="float">
            <text:p>15</text:p>
          </table:table-cell>
          <table:table-cell table:formula="of:=1-[.C23]/([.D23]*[.$B$3])" office:value-type="percentage" office:value="0.031644203081762" calcext:value-type="percentage">
            <text:p>3.16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1/(2*3.1416*[.B24]*[.$B$4])" office:value-type="float" office:value="535.873976159181" calcext:value-type="float">
            <text:p>535.873976159181</text:p>
          </table:table-cell>
          <table:table-cell table:formula="of:=ROUND([.C24]/[.$B$3])" office:value-type="float" office:value="14" calcext:value-type="float">
            <text:p>14</text:p>
          </table:table-cell>
          <table:table-cell table:formula="of:=1-[.C24]/([.D24]*[.$B$3])" office:value-type="percentage" office:value="0.0201161578803544" calcext:value-type="percentage">
            <text:p>2.01%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formula="of:=1/(2*3.1416*[.B25]*[.$B$4])" office:value-type="float" office:value="507.670082677119" calcext:value-type="float">
            <text:p>507.670082677119</text:p>
          </table:table-cell>
          <table:table-cell table:formula="of:=ROUND([.C25]/[.$B$3])" office:value-type="float" office:value="13" calcext:value-type="float">
            <text:p>13</text:p>
          </table:table-cell>
          <table:table-cell table:formula="of:=1-[.C25]/([.D25]*[.$B$3])" office:value-type="percentage" office:value="0.000280452574288548" calcext:value-type="percentage">
            <text:p>0.03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/(2*3.1416*[.B26]*[.$B$4])" office:value-type="float" office:value="482.286578543263" calcext:value-type="float">
            <text:p>482.286578543263</text:p>
          </table:table-cell>
          <table:table-cell table:formula="of:=ROUND([.C26]/[.$B$3])" office:value-type="float" office:value="12" calcext:value-type="float">
            <text:p>12</text:p>
          </table:table-cell>
          <table:table-cell table:formula="of:=1-[.C26]/([.D26]*[.$B$3])" office:value-type="percentage" office:value="-0.0288780342256281" calcext:value-type="percentage">
            <text:p>-2.89%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table:formula="of:=1/(2*3.1416*[.B27]*[.$B$4])" office:value-type="float" office:value="459.320550993584" calcext:value-type="float">
            <text:p>459.320550993584</text:p>
          </table:table-cell>
          <table:table-cell table:formula="of:=ROUND([.C27]/[.$B$3])" office:value-type="float" office:value="12" calcext:value-type="float">
            <text:p>12</text:p>
          </table:table-cell>
          <table:table-cell table:formula="of:=1-[.C27]/([.D27]*[.$B$3])" office:value-type="percentage" office:value="0.0201161578803544" calcext:value-type="percentage">
            <text:p>2.01%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1/(2*3.1416*[.B28]*[.$B$4])" office:value-type="float" office:value="438.442344130239" calcext:value-type="float">
            <text:p>438.442344130239</text:p>
          </table:table-cell>
          <table:table-cell table:formula="of:=ROUND([.C28]/[.$B$3])" office:value-type="float" office:value="11" calcext:value-type="float">
            <text:p>11</text:p>
          </table:table-cell>
          <table:table-cell table:formula="of:=1-[.C28]/([.D28]*[.$B$3])" office:value-type="percentage" office:value="-0.0203749099758295" calcext:value-type="percentage">
            <text:p>-2.04%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table:formula="of:=1/(2*3.1416*[.B29]*[.$B$4])" office:value-type="float" office:value="419.379633515881" calcext:value-type="float">
            <text:p>419.379633515881</text:p>
          </table:table-cell>
          <table:table-cell table:formula="of:=ROUND([.C29]/[.$B$3])" office:value-type="float" office:value="11" calcext:value-type="float">
            <text:p>11</text:p>
          </table:table-cell>
          <table:table-cell table:formula="of:=1-[.C29]/([.D29]*[.$B$3])" office:value-type="percentage" office:value="0.023989216544859" calcext:value-type="percentage">
            <text:p>2.40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1/(2*3.1416*[.B30]*[.$B$4])" office:value-type="float" office:value="401.905482119386" calcext:value-type="float">
            <text:p>401.905482119386</text:p>
          </table:table-cell>
          <table:table-cell table:formula="of:=ROUND([.C30]/[.$B$3])" office:value-type="float" office:value="10" calcext:value-type="float">
            <text:p>10</text:p>
          </table:table-cell>
          <table:table-cell table:formula="of:=1-[.C30]/([.D30]*[.$B$3])" office:value-type="percentage" office:value="-0.0288780342256278" calcext:value-type="percentage">
            <text:p>-2.89%</text:p>
          </table:table-cell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table:formula="of:=1/(2*3.1416*[.B31]*[.$B$4])" office:value-type="float" office:value="385.82926283461" calcext:value-type="float">
            <text:p>385.82926283461</text:p>
          </table:table-cell>
          <table:table-cell table:formula="of:=ROUND([.C31]/[.$B$3])" office:value-type="float" office:value="10" calcext:value-type="float">
            <text:p>10</text:p>
          </table:table-cell>
          <table:table-cell table:formula="of:=1-[.C31]/([.D31]*[.$B$3])" office:value-type="percentage" office:value="0.012277087143397" calcext:value-type="percentage">
            <text:p>1.23%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1/(2*3.1416*[.B32]*[.$B$4])" office:value-type="float" office:value="370.98967580251" calcext:value-type="float">
            <text:p>370.98967580251</text:p>
          </table:table-cell>
          <table:table-cell table:formula="of:=ROUND([.C32]/[.$B$3])" office:value-type="float" office:value="9" calcext:value-type="float">
            <text:p>9</text:p>
          </table:table-cell>
          <table:table-cell table:formula="of:=1-[.C32]/([.D32]*[.$B$3])" office:value-type="percentage" office:value="-0.0552595222826953" calcext:value-type="percentage">
            <text:p>-5.53%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table:formula="of:=1/(2*3.1416*[.B33]*[.$B$4])" office:value-type="float" office:value="357.249317439454" calcext:value-type="float">
            <text:p>357.249317439454</text:p>
          </table:table-cell>
          <table:table-cell table:formula="of:=ROUND([.C33]/[.$B$3])" office:value-type="float" office:value="9" calcext:value-type="float">
            <text:p>9</text:p>
          </table:table-cell>
          <table:table-cell table:formula="of:=1-[.C33]/([.D33]*[.$B$3])" office:value-type="percentage" office:value="-0.0161758362722251" calcext:value-type="percentage">
            <text:p>-1.62%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1/(2*3.1416*[.B34]*[.$B$4])" office:value-type="float" office:value="344.490413245188" calcext:value-type="float">
            <text:p>344.490413245188</text:p>
          </table:table-cell>
          <table:table-cell table:formula="of:=ROUND([.C34]/[.$B$3])" office:value-type="float" office:value="9" calcext:value-type="float">
            <text:p>9</text:p>
          </table:table-cell>
          <table:table-cell table:formula="of:=1-[.C34]/([.D34]*[.$B$3])" office:value-type="percentage" office:value="0.0201161578803543" calcext:value-type="percentage">
            <text:p>2.01%</text:p>
          </table:table-cell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table:formula="of:=1/(2*3.1416*[.B35]*[.$B$4])" office:value-type="float" office:value="332.611433478112" calcext:value-type="float">
            <text:p>332.611433478112</text:p>
          </table:table-cell>
          <table:table-cell table:formula="of:=ROUND([.C35]/[.$B$3])" office:value-type="float" office:value="9" calcext:value-type="float">
            <text:p>9</text:p>
          </table:table-cell>
          <table:table-cell table:formula="of:=1-[.C35]/([.D35]*[.$B$3])" office:value-type="percentage" office:value="0.05390525588448" calcext:value-type="percentage">
            <text:p>5.39%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/(2*3.1416*[.B36]*[.$B$4])" office:value-type="float" office:value="321.524385695509" calcext:value-type="float">
            <text:p>321.524385695509</text:p>
          </table:table-cell>
          <table:table-cell table:formula="of:=ROUND([.C36]/[.$B$3])" office:value-type="float" office:value="8" calcext:value-type="float">
            <text:p>8</text:p>
          </table:table-cell>
          <table:table-cell table:formula="of:=1-[.C36]/([.D36]*[.$B$3])" office:value-type="percentage" office:value="-0.0288780342256278" calcext:value-type="percentage">
            <text:p>-2.89%</text:p>
          </table:table-cell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table:formula="of:=1/(2*3.1416*[.B37]*[.$B$4])" office:value-type="float" office:value="311.152631318234" calcext:value-type="float">
            <text:p>311.152631318234</text:p>
          </table:table-cell>
          <table:table-cell table:formula="of:=ROUND([.C37]/[.$B$3])" office:value-type="float" office:value="8" calcext:value-type="float">
            <text:p>8</text:p>
          </table:table-cell>
          <table:table-cell table:formula="of:=1-[.C37]/([.D37]*[.$B$3])" office:value-type="percentage" office:value="0.00431157978165031" calcext:value-type="percentage">
            <text:p>0.43%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1/(2*3.1416*[.B38]*[.$B$4])" office:value-type="float" office:value="301.429111589539" calcext:value-type="float">
            <text:p>301.429111589539</text:p>
          </table:table-cell>
          <table:table-cell table:formula="of:=ROUND([.C38]/[.$B$3])" office:value-type="float" office:value="8" calcext:value-type="float">
            <text:p>8</text:p>
          </table:table-cell>
          <table:table-cell table:formula="of:=1-[.C38]/([.D38]*[.$B$3])" office:value-type="percentage" office:value="0.0354268429134738" calcext:value-type="percentage">
            <text:p>3.54%</text:p>
          </table:table-cell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table:formula="of:=1/(2*3.1416*[.B39]*[.$B$4])" office:value-type="float" office:value="292.294896086826" calcext:value-type="float">
            <text:p>292.294896086826</text:p>
          </table:table-cell>
          <table:table-cell table:formula="of:=ROUND([.C39]/[.$B$3])" office:value-type="float" office:value="7" calcext:value-type="float">
            <text:p>7</text:p>
          </table:table-cell>
          <table:table-cell table:formula="of:=1-[.C39]/([.D39]*[.$B$3])" office:value-type="percentage" office:value="-0.0689641914032499" calcext:value-type="percentage">
            <text:p>-6.90%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1/(2*3.1416*[.B40]*[.$B$4])" office:value-type="float" office:value="283.69798737839" calcext:value-type="float">
            <text:p>283.69798737839</text:p>
          </table:table-cell>
          <table:table-cell table:formula="of:=ROUND([.C40]/[.$B$3])" office:value-type="float" office:value="7" calcext:value-type="float">
            <text:p>7</text:p>
          </table:table-cell>
          <table:table-cell table:formula="of:=1-[.C40]/([.D40]*[.$B$3])" office:value-type="percentage" office:value="-0.0375240681266835" calcext:value-type="percentage">
            <text:p>-3.75%</text:p>
          </table:table-cell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table:formula="of:=1/(2*3.1416*[.B41]*[.$B$4])" office:value-type="float" office:value="275.59233059615" calcext:value-type="float">
            <text:p>275.59233059615</text:p>
          </table:table-cell>
          <table:table-cell table:formula="of:=ROUND([.C41]/[.$B$3])" office:value-type="float" office:value="7" calcext:value-type="float">
            <text:p>7</text:p>
          </table:table-cell>
          <table:table-cell table:formula="of:=1-[.C41]/([.D41]*[.$B$3])" office:value-type="percentage" office:value="-0.00788052332306388" calcext:value-type="percentage">
            <text:p>-0.79%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1/(2*3.1416*[.B42]*[.$B$4])" office:value-type="float" office:value="267.936988079591" calcext:value-type="float">
            <text:p>267.936988079591</text:p>
          </table:table-cell>
          <table:table-cell table:formula="of:=ROUND([.C42]/[.$B$3])" office:value-type="float" office:value="7" calcext:value-type="float">
            <text:p>7</text:p>
          </table:table-cell>
          <table:table-cell table:formula="of:=1-[.C42]/([.D42]*[.$B$3])" office:value-type="percentage" office:value="0.0201161578803544" calcext:value-type="percentage">
            <text:p>2.01%</text:p>
          </table:table-cell>
        </table:table-row>
        <table:table-row table:style-name="ro1">
          <table:table-cell/>
          <table:table-cell office:value-type="float" office:value="18.5" calcext:value-type="float">
            <text:p>18.5</text:p>
          </table:table-cell>
          <table:table-cell table:formula="of:=1/(2*3.1416*[.B43]*[.$B$4])" office:value-type="float" office:value="260.695447861223" calcext:value-type="float">
            <text:p>260.695447861223</text:p>
          </table:table-cell>
          <table:table-cell table:formula="of:=ROUND([.C43]/[.$B$3])" office:value-type="float" office:value="7" calcext:value-type="float">
            <text:p>7</text:p>
          </table:table-cell>
          <table:table-cell table:formula="of:=1-[.C43]/([.D43]*[.$B$3])" office:value-type="percentage" office:value="0.0465995049646689" calcext:value-type="percentage">
            <text:p>4.66%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1/(2*3.1416*[.B44]*[.$B$4])" office:value-type="float" office:value="253.83504133856" calcext:value-type="float">
            <text:p>253.83504133856</text:p>
          </table:table-cell>
          <table:table-cell table:formula="of:=ROUND([.C44]/[.$B$3])" office:value-type="float" office:value="6" calcext:value-type="float">
            <text:p>6</text:p>
          </table:table-cell>
          <table:table-cell table:formula="of:=1-[.C44]/([.D44]*[.$B$3])" office:value-type="percentage" office:value="-0.0830295097111873" calcext:value-type="percentage">
            <text:p>-8.30%</text:p>
          </table:table-cell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 table:formula="of:=1/(2*3.1416*[.B45]*[.$B$4])" office:value-type="float" office:value="247.326450535007" calcext:value-type="float">
            <text:p>247.326450535007</text:p>
          </table:table-cell>
          <table:table-cell table:formula="of:=ROUND([.C45]/[.$B$3])" office:value-type="float" office:value="6" calcext:value-type="float">
            <text:p>6</text:p>
          </table:table-cell>
          <table:table-cell table:formula="of:=1-[.C45]/([.D45]*[.$B$3])" office:value-type="percentage" office:value="-0.0552595222826953" calcext:value-type="percentage">
            <text:p>-5.53%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1/(2*3.1416*[.B46]*[.$B$4])" office:value-type="float" office:value="241.143289271632" calcext:value-type="float">
            <text:p>241.143289271632</text:p>
          </table:table-cell>
          <table:table-cell table:formula="of:=ROUND([.C46]/[.$B$3])" office:value-type="float" office:value="6" calcext:value-type="float">
            <text:p>6</text:p>
          </table:table-cell>
          <table:table-cell table:formula="of:=1-[.C46]/([.D46]*[.$B$3])" office:value-type="percentage" office:value="-0.0288780342256281" calcext:value-type="percentage">
            <text:p>-2.8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07:31:14.827628743</meta:creation-date>
    <dc:date>2022-01-28T07:33:17.497653841</dc:date>
    <meta:editing-duration>PT2M3S</meta:editing-duration>
    <meta:editing-cycles>1</meta:editing-cycles>
    <meta:document-statistic meta:table-count="1" meta:cell-count="173" meta:object-count="0"/>
    <meta:generator>LibreOffice/6.4.7.2$Linux_X86_64 LibreOffice_project/40$Build-2</meta:generator>
  </office:meta>
</office:document-meta>
</file>